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2cm" svg:stroke-color="#8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fo:min-height="0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.7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823cm"/>
    </style:style>
    <style:style style:name="gr8" style:family="graphic" style:parent-style-name="objectwithoutfill">
      <style:graphic-properties svg:stroke-color="#0099ff" draw:fill="none" draw:textarea-vertical-align="middle"/>
    </style:style>
    <style:style style:name="gr9" style:family="graphic" style:parent-style-name="objectwithoutfill">
      <style:graphic-properties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line draw:style-name="gr1" draw:text-style-name="P1" draw:layer="layout" svg:x1="6.1cm" svg:y1="4.7cm" svg:x2="10.5cm" svg:y2="3.5cm">
          <text:p/>
        </draw:line>
        <draw:custom-shape draw:style-name="gr2" draw:text-style-name="P1" draw:layer="layout" svg:width="19cm" svg:height="3.8cm" svg:x="1cm" svg:y="10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2cm" svg:y1="4.2cm" svg:x2="8.1cm" svg:y2="10.9cm">
          <text:p/>
        </draw:line>
        <draw:line draw:style-name="gr1" draw:text-style-name="P1" draw:layer="layout" svg:x1="8.2cm" svg:y1="4.1cm" svg:x2="12.2cm" svg:y2="10.8cm">
          <text:p/>
        </draw:line>
        <draw:line draw:style-name="gr3" draw:text-style-name="P1" draw:layer="layout" svg:x1="12.2cm" svg:y1="10.8cm" svg:x2="8.1cm" svg:y2="10.8cm">
          <text:p/>
        </draw:line>
        <draw:frame draw:style-name="gr4" draw:layer="layout" svg:width="2.1cm" svg:height="0.962cm" svg:x="6.7cm" svg:y="6.838cm">
          <draw:text-box>
            <text:p>altd</text:p>
          </draw:text-box>
        </draw:frame>
        <draw:path draw:style-name="gr1" draw:text-style-name="P1" draw:layer="layout" svg:width="0.899cm" svg:height="0.383cm" svg:x="8.149cm" svg:y="5.53cm" svg:viewBox="0 0 900 384" svg:d="m0 370c310 67 590-126 847-265l53-105">
          <text:p/>
        </draw:path>
        <draw:frame draw:style-name="gr5" draw:text-style-name="P2" draw:layer="layout" svg:width="2.066cm" svg:height="0.806cm" svg:x="7.834cm" svg:y="4.9cm">
          <draw:text-box>
            <text:p text:style-name="P2">rotY</text:p>
          </draw:text-box>
        </draw:frame>
        <draw:frame draw:style-name="gr6" draw:layer="layout" svg:width="0.82cm" svg:height="0.962cm" svg:x="8.98cm" svg:y="9.838cm">
          <draw:text-box>
            <text:p>s</text:p>
          </draw:text-box>
        </draw:frame>
        <draw:frame draw:style-name="gr7" draw:layer="layout" svg:width="10.4cm" svg:height="4.517cm" svg:x="10.1cm" svg:y="1.183cm">
          <draw:text-box>
            <text:p>s = altd * tan(rotY)</text:p>
            <text:p>c = (2*altd)/tan(w)</text:p>
            <text:p/>
            <text:p>C/Bildhöhe = s/x</text:p>
            <text:p/>
            <text:p>X = 0.5 * tan(rotY) * 1.6 * Bildhöhe </text:p>
          </draw:text-box>
        </draw:frame>
        <draw:line draw:style-name="gr8" draw:text-style-name="P1" draw:layer="layout" svg:x1="8.2cm" svg:y1="4.1cm" svg:x2="2.1cm" svg:y2="10.7cm">
          <text:p/>
        </draw:line>
        <draw:line draw:style-name="gr8" draw:text-style-name="P1" draw:layer="layout" svg:x1="8.2cm" svg:y1="4.1cm" svg:x2="17.5cm" svg:y2="10.7cm">
          <text:p/>
        </draw:line>
        <draw:line draw:style-name="gr9" draw:text-style-name="P1" draw:layer="layout" svg:x1="17.5cm" svg:y1="10.9cm" svg:x2="2.2cm" svg:y2="10.9cm">
          <text:p/>
        </draw:line>
        <draw:frame draw:style-name="gr10" draw:layer="layout" svg:width="6cm" svg:height="1.25cm" svg:x="3.3cm" svg:y="11.1cm">
          <draw:text-box>
            <text:p>Sichtfeldgröße c</text:p>
          </draw:text-box>
        </draw:frame>
        <draw:frame draw:style-name="gr4" draw:layer="layout" svg:width="6.9cm" svg:height="3.095cm" svg:x="1.6cm" svg:y="1.3cm">
          <draw:text-box>
            <text:p>Kamera-Winkel: 64°</text:p>
            <text:p>W = 90°-64°/2 = 58°</text:p>
            <text:p/>
            <text:p>Tan(58°) ~= 1.6</text:p>
          </draw:text-box>
        </draw:frame>
        <draw:path draw:style-name="gr1" draw:text-style-name="P1" draw:layer="layout" svg:width="1.69cm" svg:height="0.364cm" draw:transform="rotate (-0.72326444202645) translate (7.01424320704615cm 5.6537480955238cm)" svg:viewBox="0 0 1691 365" svg:d="m0 365c337-61 690 57 1018-88l288-113 306-94 79-70">
          <text:p/>
        </draw:path>
        <draw:frame draw:style-name="gr11" draw:layer="layout" svg:width="0.5cm" svg:height="0.962cm" svg:x="7.1cm" svg:y="5.338cm">
          <draw:text-box>
            <text:p>w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lrich </meta:initial-creator>
    <meta:creation-date>2012-07-04T11:25:14</meta:creation-date>
    <dc:date>2012-07-04T11:44:27</dc:date>
    <dc:creator>Ulrich </dc:creator>
    <meta:editing-duration>PT3M53S</meta:editing-duration>
    <meta:editing-cycles>1</meta:editing-cycles>
    <meta:document-statistic meta:object-count="17"/>
    <meta:generator>LibreOffice/3.4$Linux LibreOffice_project/340m1$Build-402</meta:generator>
  </office:meta>
</office:document-meta>
</file>